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T1" style:family="text">
      <style:text-properties fo:language="ru" fo:country="RU"/>
    </style:style>
    <style:style style:name="T2" style:family="text">
      <style:text-properties fo:language="en" fo:country="US"/>
    </style:style>
    <style:style style:name="T3" style:family="text">
      <style:text-properties fo:font-size="10pt" fo:language="en" fo:country="US" style:font-size-asian="10pt" style:font-size-complex="10pt"/>
    </style:style>
    <style:style style:name="T4" style:family="text">
      <style:text-properties fo:font-size="10pt"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span text:style-name="T4">Good morning, everyone! My name is Ivan and I'm a fourth year student at MIPT.</text:span></text:p>
      <text:p text:style-name="P1"/>
      <text:p text:style-name="P1"><text:tab/>The reason we are here today is to discuss the article from the website "researchgate.net":"Electronic <text:span text:style-name="T2">Markets on robotics</text:span>". It was written by <text:span text:style-name="T2">Rainer Alt</text:span><text:span text:style-name="T1"> </text:span><text:span text:style-name="T2">in September 2021. So why did I choose this article? All of us have ever heard that in the near future many professions will disappear, to be replaced by a robotic workforce, and in various dystopian works the idea that robots may even have a consciousness of their own is often glimpsed. This article sheds light on humanity's current successes in creating and using robots. I have divided my presentation into three main parts. First I will tell you the difference between a hard robot and a soft robot, then I will tell you about autonomy and digital twins, and finally I will tell you about the applications of robots in the world today. The presentation should last about 7 minutes. If you have any questions, I would be happy to answer them at the end of my speech.</text:span></text:p>
      <text:p text:style-name="P1"><text:span text:style-name="T2"/></text:p>
      <text:p text:style-name="P1"><text:span text:style-name="T2"><text:tab/>So, let me start. To begin with, there are two types of robots: physical ("hard") and virtual ("soft"). How do they differ? Physical robots are robots that often appear in dystopias. They have evolved from advances in engineering science and have found their application in industry and many research applications. They are robots that, for example, are used in an assembly shop. Such robots often do the same thing over and over again. Virtual robots, on the other hand, are the result of advances in information technology and computer science. They may not have a physical shell, can perform several actions sequentially or in parallel, and may have different levels of autonomy. They are often used in financial companies and in medicine. However, bringing this part of the presentation to its logical conclusion, it is worth noting that robots can often be hybrids - that is, have a physical shell and perform several actions. An example of such a robot is an autonomous vehicle, such as the Tesla. Thus, we have divided robots into two categories.</text:span></text:p>
      <text:p text:style-name="P1"><text:span text:style-name="T2"/></text:p>
      <text:p text:style-name="P1"><text:span text:style-name="T2"><text:tab/>Now it is worth talking about autonomy and such a concept as digital twins. Autonomy implies complete independence from humans. However, many robots created today have at least some dependence on humans, but one would like to automate routine operations. The key to this automation is AI and such a concept as digital twins. "Twin" is a digital model or copy of a physical model that can be used more easily and quickly. There are now two areas in which digital twins are used. One is customer service. For example, if a flight is delayed at the airport, chances are that the delay is due to an operator error. To avoid this, some companies use robots that simulate the operator's actions. The second area is resource coordination - based on certain information, the robot makes one decision or another. An example would be the same Tesla car. So you can see that robots need autonomy.</text:span></text:p>
      <text:p text:style-name="P1"><text:span text:style-name="T2"/></text:p>
      <text:p text:style-name="P1"><text:span text:style-name="T2"><text:tab/>We come to the last part of my presentation on robot applications. In the last part we touched on two areas reflecting the potential of robots, but there are others. Robots have enormous potential for online business. They can get information and be a source to coordinate the actions of this or that company. Next, all of you have probably encountered the annoying robot check when you go to some site on the Internet. The fact is that robots can interact with digital platforms, make purchases and sales, and they do it much faster and better than humans. Finally, new digital platforms are emerging specifically for robots. For example, IBM's new plaftorm allows you to exchange virtual robots. So we are seeing a huge application of robots in today's world.</text:span></text:p>
      <text:p text:style-name="P1"><text:span text:style-name="T2"/></text:p>
      <text:p text:style-name="P1"><text:span text:style-name="T2"><text:tab/>That brings me to the end of my talk. Let me summarize what we have looked at. We divided robots into two kinds - hard and soft, we speculated a little bit about the autonomy of robots and considered their application in real life. In conclusion, robots are already penetrating into all spheres of our life, and we should not be afraid of that, because they are always designed in such a way as to serve peop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M16S</meta:editing-duration>
    <meta:editing-cycles>4</meta:editing-cycles>
    <meta:generator>OpenOffice/4.1.11$Win32 OpenOffice.org_project/4111m1$Build-9808</meta:generator>
    <dc:date>2021-10-27T01:07:15.38</dc:date>
    <meta:document-statistic meta:table-count="0" meta:image-count="0" meta:object-count="0" meta:page-count="1" meta:paragraph-count="6" meta:word-count="716" meta:character-count="4119"/>
    <meta:user-defined meta:name="Info 1"/>
    <meta:user-defined meta:name="Info 2"/>
    <meta:user-defined meta:name="Info 3"/>
    <meta:user-defined meta:name="Info 4"/>
  </office:meta>
</office:document-meta>
</file>